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0.919cm" style:rel-column-width="521*"/>
    </style:style>
    <style:style style:name="Table2.B" style:family="table-column">
      <style:table-column-properties style:column-width="5.173cm" style:rel-column-width="2933*"/>
    </style:style>
    <style:style style:name="Table2.D" style:family="table-column">
      <style:table-column-properties style:column-width="5.734cm" style:rel-column-width="3251*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2d29a8" officeooo:paragraph-rsid="00033254" style:font-name-complex="Noto Sans Devanagari1"/>
    </style:style>
    <style:style style:name="P2" style:family="paragraph" style:parent-style-name="Standard">
      <style:paragraph-properties fo:text-align="center" style:justify-single-word="false"/>
      <style:text-properties officeooo:rsid="001945ca" officeooo:paragraph-rsid="00033254"/>
    </style:style>
    <style:style style:name="P3" style:family="paragraph" style:parent-style-name="Standard">
      <style:paragraph-properties fo:text-align="center" style:justify-single-word="false"/>
      <style:text-properties officeooo:rsid="002e7571" officeooo:paragraph-rsid="00033254"/>
    </style:style>
    <style:style style:name="P4" style:family="paragraph" style:parent-style-name="Standard">
      <style:paragraph-properties fo:text-align="center" style:justify-single-word="false"/>
      <style:text-properties officeooo:paragraph-rsid="00033254"/>
    </style:style>
    <style:style style:name="P5" style:family="paragraph" style:parent-style-name="Text_20_body">
      <style:paragraph-properties style:writing-mode="lr-tb"/>
      <style:text-properties officeooo:rsid="0027b222" officeooo:paragraph-rsid="00033254" style:font-name-complex="Noto Sans Devanagari1"/>
    </style:style>
    <style:style style:name="P6" style:family="paragraph" style:parent-style-name="Text_20_body">
      <style:text-properties officeooo:rsid="0027b222" officeooo:paragraph-rsid="00033254" style:font-name-complex="Noto Sans Devanagari1"/>
    </style:style>
    <style:style style:name="P7" style:family="paragraph" style:parent-style-name="Text_20_body">
      <style:text-properties officeooo:rsid="00336daf" officeooo:paragraph-rsid="00033254" style:font-name-complex="Noto Sans Devanagari1"/>
    </style:style>
    <style:style style:name="P8" style:family="paragraph" style:parent-style-name="Text_20_body">
      <style:text-properties officeooo:paragraph-rsid="00033254"/>
    </style:style>
    <style:style style:name="P9" style:family="paragraph" style:parent-style-name="Text_20_body">
      <style:paragraph-properties style:writing-mode="lr-tb"/>
      <style:text-properties officeooo:paragraph-rsid="00033254"/>
    </style:style>
    <style:style style:name="T1" style:family="text">
      <style:text-properties officeooo:rsid="002bb882"/>
    </style:style>
    <style:style style:name="T2" style:family="text">
      <style:text-properties officeooo:rsid="0027b222" style:font-name-complex="Noto Sans Devanagari1"/>
    </style:style>
    <style:style style:name="T3" style:family="text">
      <style:text-properties officeooo:rsid="002bb882" style:font-name-complex="Noto Sans Devanagari1"/>
    </style:style>
    <style:style style:name="T4" style:family="text">
      <style:text-properties officeooo:rsid="002d29a8"/>
    </style:style>
    <style:style style:name="T5" style:family="text">
      <style:text-properties officeooo:rsid="00300f11"/>
    </style:style>
    <style:style style:name="T6" style:family="text">
      <style:text-properties officeooo:rsid="0031e566"/>
    </style:style>
    <style:style style:name="T7" style:family="text">
      <style:text-properties officeooo:rsid="0032c5b4"/>
    </style:style>
    <style:style style:name="T8" style:family="text">
      <style:text-properties officeooo:rsid="00336d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1) Identify and translate.</text:p>
      <text:p text:style-name="P8">Examples: नरस्य Gen Sg Masc of नर- ‘man’ –› ‘of the/a man’</text:p>
      <text:p text:style-name="P8">उग्रस्य Gen Sg Masc of उग्र- ‘terrible’ –› ‘of the/a terrible …’</text:p>
      <text:p text:style-name="P8">१) प्रजायै <text:span text:style-name="T1">Abl/Gen sg f of प्रजा → (от) потомка</text:span></text:p>
      <text:p text:style-name="P9">२) कथासु - <text:span text:style-name="T1">Loc, sg, f, of कथा → в рассказе </text:span></text:p>
      <text:p text:style-name="P8">३) उग्राभिः <text:span text:style-name="T2"><text:s/>- </text:span><text:span text:style-name="T3">Instr, pl, f of उग्रा </text:span>- <text:span text:style-name="T1">ужасными </text:span></text:p>
      <text:p text:style-name="P8">४) प्रिये <text:span text:style-name="T2"><text:s/>- </text:span><text:span text:style-name="T3">Voc, sg, f \ Nom/Acc, du, f of प्रिया </text:span>- <text:span text:style-name="T1">о, любимая \ (две) любимые</text:span></text:p>
      <text:p text:style-name="P8">५) प्रभायाः <text:span text:style-name="T2"><text:s/>- </text:span><text:span text:style-name="T3">Abl/Gen, sg, f of प्रभा </text:span>- <text:span text:style-name="T1">(от) красоты</text:span></text:p>
      <text:p text:style-name="P8">६) छायायाम् <text:span text:style-name="T2"><text:s/>- </text:span><text:span text:style-name="T3">Gen, pl, f of छाया </text:span>- <text:span text:style-name="T1">теней</text:span></text:p>
      <text:p text:style-name="P5">७) अमराः <text:s/>- <text:span text:style-name="T1">Nom, pl, f of </text:span>अमरा - <text:span text:style-name="T1">бессмертные</text:span></text:p>
      <text:p text:style-name="P6">८)प्रजया <text:s/>- <text:span text:style-name="T1">Nom, sg, f of </text:span>प्रजया - <text:span text:style-name="T1">потомок</text:span></text:p>
      <text:p text:style-name="P6">९) प्रिया <text:s/>- <text:span text:style-name="T1">Nom, sg, f of </text:span>प्रिया - <text:span text:style-name="T1">любимая</text:span></text:p>
      <text:p text:style-name="P6">१०) प्रज्ञा <text:s/>- <text:span text:style-name="T1">Nom, sg, f of </text:span>प्रज्ञा - <text:span text:style-name="T1">знание, мудрость</text:span></text:p>
      <text:p text:style-name="P6">११) प्राज्ञा - <text:s/><text:span text:style-name="T1">Nom, sg, f of </text:span>प्राज्ञा <text:span text:style-name="T1">- мудрая</text:span></text:p>
      <text:p text:style-name="P6">१२) भार्यायै - <text:span text:style-name="T1">Gen/Abl, sg, f of भार्या-- от (жены)</text:span></text:p>
      <text:p text:style-name="P6">१३) पूजा - <text:s/><text:span text:style-name="T1">Nom, sg, f of </text:span>पूजा <text:span text:style-name="T1">- поклонение, уважение</text:span></text:p>
      <text:p text:style-name="P6">१४) जराम् - <text:s/><text:span text:style-name="T1">Acc, sg, f of </text:span>जरा <text:span text:style-name="T1">- старость</text:span></text:p>
      <text:p text:style-name="P6">१५) चिन्ताः - <text:span text:style-name="T1">Nom, pl, f of </text:span>चिन्ता <text:span text:style-name="T1">- заботы</text:span></text:p>
      <text:p text:style-name="P6">१६) आशायाम् - <text:span text:style-name="T1">Gen, sg, f of </text:span>आश<text:span text:style-name="T1">ा- надежд</text:span></text:p>
      <text:p text:style-name="P5">१७) आशया - <text:span text:style-name="T1">Instr, sg, f of </text:span>आश<text:span text:style-name="T1">ा - надеждой</text:span></text:p>
      <text:p text:style-name="P6">१८) मायाम् -<text:span text:style-name="T1">Acc, sg, f, of </text:span>माया<text:span text:style-name="T1">- иллюзии</text:span></text:p>
      <text:p text:style-name="P6">१९) प्रजायाः - <text:span text:style-name="T1">Abl/Gen, sg, f of </text:span>प्रजा <text:span text:style-name="T1">- (от) потомка</text:span></text:p>
      <text:p text:style-name="P6">२०) बाले - <text:span text:style-name="T1">Voc, sg,f \ Nom/Acc, du, f of </text:span>बाल<text:span text:style-name="T1">ा - о, дочь \ (две) дочери</text:span></text:p>
      <text:p text:style-name="P6">२१) पृतनाभ्यः - <text:span text:style-name="T1">Instr/Dat/Abl, du, f of </text:span>पृतना<text:span text:style-name="T1">- двумя битвами \ двум битвам \ из двух битв</text:span></text:p>
      <text:p text:style-name="P6">२२) कन्ययोः - <text:s/><text:span text:style-name="T1">Gen/Loc, du, f of <text:s/></text:span>कन्य<text:span text:style-name="T1">ा - (среди) двух девушек</text:span></text:p>
      <text:p text:style-name="P6">२३) पापयोः - <text:span text:style-name="T1">Gen/Loc, du, f of <text:s/></text:span>पाप<text:span text:style-name="T1">ा - (среди) двух грешниц</text:span></text:p>
      <text:p text:style-name="P5">२४) शूराम् - <text:span text:style-name="T1">Acc, sg, f of </text:span>शूरा <text:span text:style-name="T1">- храбрую</text:span></text:p>
      <text:p text:style-name="P5"/>
      <text:p text:style-name="P6">2) For each word, give the Sanskrit in the case and number listed in brackets.</text:p>
      <text:p text:style-name="P6"><text:soft-page-break/>Example: ‘man’ (Gen Sg) –› नरस्य ‘of the/a man’</text:p>
      <text:p text:style-name="P6">a) ‘story’ (Instr Du) – कथा<text:span text:style-name="T1">भ्याम् - двум рассказам</text:span></text:p>
      <text:p text:style-name="P6">b) ‘old age’ (Gen Sg) – जरा<text:span text:style-name="T1">याः \ जरसः - старости</text:span></text:p>
      <text:p text:style-name="P6">c) ‘progeny’ (Dat Sg) - <text:s/>प्रजा<text:span text:style-name="T1">यै - потомству</text:span></text:p>
      <text:p text:style-name="P6">d) ‘shadow’ (Nom Pl) – छाया<text:span text:style-name="T1">ः - тени</text:span></text:p>
      <text:p text:style-name="P6">e) ‘girl’ (Gen Du) – कन्य<text:span text:style-name="T1">यै: \ बालयै - двух девочек</text:span></text:p>
      <text:p text:style-name="P6">f) ‘magic’ (Instr Sg) – <text:span text:style-name="T1">मायाया - магией</text:span></text:p>
      <text:p text:style-name="P6">g) ‘wife’ (Voc Sg) – भार्य<text:span text:style-name="T1">े - о, жена</text:span></text:p>
      <text:p text:style-name="P6">h) ‘daughter’ (Dat Pl) – कन्य<text:span text:style-name="T1">ाभ्यः - дочерям</text:span></text:p>
      <text:p text:style-name="P6">i) ‘honour’ (Abl Sg) – पूजा<text:span text:style-name="T1">याः - из чести</text:span></text:p>
      <text:p text:style-name="P6">j) ‘worry’ (Abl Pl) – चिन्ता<text:span text:style-name="T1">भ्यः - от забот</text:span></text:p>
      <text:p text:style-name="P6">k) ‘splendour’ (Acc Sg) – प्रभा<text:span text:style-name="T1">म् - великолепие</text:span></text:p>
      <text:p text:style-name="P6">l) ‘battle’ (Loc Pl) (2x) – पृतना<text:span text:style-name="T1">सु \ युद्धेषु - в битве</text:span></text:p>
      <text:p text:style-name="P6">m) ‘army’ (Instr Pl) – <text:span text:style-name="T1">सेनैः - <text:s/>армией</text:span></text:p>
      <text:p text:style-name="P6">n) ‘hope’ (Acc Pl) – आशा<text:span text:style-name="T1">न् - надежды</text:span></text:p>
      <text:p text:style-name="P6">o) ‘wisdom’ (Abl Sg) – प्रज्ञा<text:span text:style-name="T1">याः - из мудрости</text:span></text:p>
      <text:p text:style-name="P6"/>
      <text:p text:style-name="P6">3) Review exercise: decline in the number indicated in brackets.</text:p>
      <text:p text:style-name="P6">a) fierce tigers (Du) , b) dear friends (Pl), c) the bold girl (Sg)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2"><text:span text:style-name="T4">Nom</text:span></text:p>
          </table:table-cell>
          <table:table-cell table:style-name="Table2.A1" office:value-type="string">
            <text:p text:style-name="P3">उग्रौ व्याघ्रौ</text:p>
          </table:table-cell>
          <table:table-cell table:style-name="Table2.A1" office:value-type="string">
            <text:p text:style-name="P3">प्रियाणि मित्राणि</text:p>
          </table:table-cell>
          <table:table-cell table:style-name="Table2.A1" office:value-type="string">
            <text:p text:style-name="P4">शूर<text:span text:style-name="T5">ा बाला</text:span></text:p>
          </table:table-cell>
        </table:table-row>
        <table:table-row>
          <table:table-cell table:style-name="Table2.A1" office:value-type="string">
            <text:p text:style-name="P2">Voc</text:p>
          </table:table-cell>
          <table:table-cell table:style-name="Table2.A1" office:value-type="string">
            <text:p text:style-name="P3">उग्रौ व्याघ्रौ</text:p>
          </table:table-cell>
          <table:table-cell table:style-name="Table2.A1" office:value-type="string">
            <text:p text:style-name="P3">प्रियाणि मित्राणि</text:p>
          </table:table-cell>
          <table:table-cell table:style-name="Table2.A1" office:value-type="string">
            <text:p text:style-name="P4">शूर<text:span text:style-name="T5">े बाले</text:span></text:p>
          </table:table-cell>
        </table:table-row>
        <table:table-row>
          <table:table-cell table:style-name="Table2.A1" office:value-type="string">
            <text:p text:style-name="P2">Acc</text:p>
          </table:table-cell>
          <table:table-cell table:style-name="Table2.A1" office:value-type="string">
            <text:p text:style-name="P3">उग्रौ व्याघ्रौ</text:p>
          </table:table-cell>
          <table:table-cell table:style-name="Table2.A1" office:value-type="string">
            <text:p text:style-name="P3">प्रियाणि मित्राणि</text:p>
          </table:table-cell>
          <table:table-cell table:style-name="Table2.A1" office:value-type="string">
            <text:p text:style-name="P4">शूर<text:span text:style-name="T5">ाम् बालाम्</text:span></text:p>
          </table:table-cell>
        </table:table-row>
        <table:table-row>
          <table:table-cell table:style-name="Table2.A1" office:value-type="string">
            <text:p text:style-name="P2">Inst</text:p>
          </table:table-cell>
          <table:table-cell table:style-name="Table2.A1" office:value-type="string">
            <text:p text:style-name="P3">उग्राभ्यम् व्याघ्राभ्यम्</text:p>
          </table:table-cell>
          <table:table-cell table:style-name="Table2.A1" office:value-type="string">
            <text:p text:style-name="P3">प्रियैः मित्रैः</text:p>
          </table:table-cell>
          <table:table-cell table:style-name="Table2.A1" office:value-type="string">
            <text:p text:style-name="P4">शूर<text:span text:style-name="T5">या बालया</text:span></text:p>
          </table:table-cell>
        </table:table-row>
        <table:table-row>
          <table:table-cell table:style-name="Table2.A1" office:value-type="string">
            <text:p text:style-name="P2">Dat</text:p>
          </table:table-cell>
          <table:table-cell table:style-name="Table2.A1" office:value-type="string">
            <text:p text:style-name="P3">उग्राभ्यम् व्याघ्राभ्यम्</text:p>
          </table:table-cell>
          <table:table-cell table:style-name="Table2.A1" office:value-type="string">
            <text:p text:style-name="P3">प्रियेभ्यः मित्रेभ्यः</text:p>
          </table:table-cell>
          <table:table-cell table:style-name="Table2.A1" office:value-type="string">
            <text:p text:style-name="P4">शूर<text:span text:style-name="T5">ायै बालायै</text:span></text:p>
          </table:table-cell>
        </table:table-row>
        <table:table-row>
          <table:table-cell table:style-name="Table2.A1" office:value-type="string">
            <text:p text:style-name="P2">Abl</text:p>
          </table:table-cell>
          <table:table-cell table:style-name="Table2.A1" office:value-type="string">
            <text:p text:style-name="P3">उग्राभ्यम् व्याघ्राभ्यम्</text:p>
          </table:table-cell>
          <table:table-cell table:style-name="Table2.A1" office:value-type="string">
            <text:p text:style-name="P3">प्रियेभ्यः मित्रेभ्यः</text:p>
          </table:table-cell>
          <table:table-cell table:style-name="Table2.A1" office:value-type="string">
            <text:p text:style-name="P4">शूर<text:span text:style-name="T5">ायाः बालायाः</text:span></text:p>
          </table:table-cell>
        </table:table-row>
        <table:table-row>
          <table:table-cell table:style-name="Table2.A1" office:value-type="string">
            <text:p text:style-name="P2">Gen</text:p>
          </table:table-cell>
          <table:table-cell table:style-name="Table2.A1" office:value-type="string">
            <text:p text:style-name="P3">उग्रयोः व्याघ्रयोः</text:p>
          </table:table-cell>
          <table:table-cell table:style-name="Table2.A1" office:value-type="string">
            <text:p text:style-name="P3">प्रियानाम् मित्रानाम्</text:p>
          </table:table-cell>
          <table:table-cell table:style-name="Table2.A1" office:value-type="string">
            <text:p text:style-name="P4">शूर<text:span text:style-name="T5">ायाः बालायाः</text:span></text:p>
          </table:table-cell>
        </table:table-row>
        <table:table-row>
          <table:table-cell table:style-name="Table2.A1" office:value-type="string">
            <text:p text:style-name="P2">Loc</text:p>
          </table:table-cell>
          <table:table-cell table:style-name="Table2.A1" office:value-type="string">
            <text:p text:style-name="P3">उग्रयोः व्याघ्रयोः</text:p>
          </table:table-cell>
          <table:table-cell table:style-name="Table2.A1" office:value-type="string">
            <text:p text:style-name="P3">प्रियेषु मित्रेषु</text:p>
          </table:table-cell>
          <table:table-cell table:style-name="Table2.A1" office:value-type="string">
            <text:p text:style-name="P4">शूर<text:span text:style-name="T5">ायाम् बालायाम्</text:span></text:p>
          </table:table-cell>
        </table:table-row>
      </table:table>
      <text:p text:style-name="P1"/>
      <text:p text:style-name="P6"/>
      <text:p text:style-name="P6">4) Translate into English.</text:p>
      <text:p text:style-name="P6">१) भार्यां बालाः च दृष्ट्वा नरः तुष्टः पुरे गच्छति । <text:span text:style-name="T6">Жену и детей увидев, довольный человек в город идёт.</text:span></text:p>
      <text:p text:style-name="P6">२) पूजा अमरेभ्यः इति उ<text:span text:style-name="T6">क्</text:span>त्वा जनाः नमन्ति । <text:span text:style-name="T6">Пуджа бессмертным(богам), так сказав, люди поклоняются.</text:span></text:p>
      <text:p text:style-name="P6"><text:soft-page-break/>३) युद्धेषु पृतनासु च चिन्ताः भवन्ति । <text:span text:style-name="T6">В битвах и сражениях заботы есть.</text:span></text:p>
      <text:p text:style-name="P6">४) अमराणां कथाः श्रुत्वा नरौ क्षेत्रे स्थितं वृक्षं प्रति गत्वा सीदतः । <text:span text:style-name="T6">О бессмертных расскзы услышав, два человека к в поле стоящему дереву подойдя, сели.</text:span></text:p>
      <text:p text:style-name="P6">५) प्रज्ञा जरायाम् इति प्रजा वदति । <text:span text:style-name="T6">Мудрость в старости – так потомство говорит.</text:span></text:p>
      <text:p text:style-name="P5">६) ईश्वरः प्रजानं पालः । <text:span text:style-name="T7">Владыка – потомков защитник.</text:span></text:p>
      <text:p text:style-name="P6">७) कन्यायाः प्रभां दृष्ट्वा कुमारः चिन्ताः विस्मरति (forgets) । <text:span text:style-name="T7">Девушки красоту увидев, юноша заботы забывает.</text:span></text:p>
      <text:p text:style-name="P6">८) अपि शूरैः जितानां उग्राणां कथां श्रुत्वा तान् (‘these’, Acc Pl Masc) शूरान् पूजयसि । <text:span text:style-name="T7">Даже о героями побежденых свирепых истории услышав этих героев почитай.</text:span></text:p>
      <text:p text:style-name="P6">९) बाला वृद्धा इति नरः चिन्तयति । <text:span text:style-name="T7">девочка выросла – так мужчина думает.</text:span></text:p>
      <text:p text:style-name="P6">१०) प्राज्ञः देवः इव सुखं जीवति । <text:span text:style-name="T7">мудрый как бог счастливо живёт.</text:span></text:p>
      <text:p text:style-name="P6"/>
      <text:p text:style-name="P6">Sītā’s Abductor Talks about Her and Her Husband, Rāma</text:p>
      <text:p text:style-name="P6">मया हि अपहृता भार्या अस्य सीता नाम जानकी । <text:span text:style-name="T8">мной же похищиная жена его по имени Сита <text:s/>Джанаки</text:span></text:p>
      <text:p text:style-name="P6">तां मोक्षयिषुः आयातः बद्<text:span text:style-name="T8">ध</text:span>वा सेत<text:span text:style-name="T8">ुं</text:span> महार्णवे ॥ <text:span text:style-name="T8">Её желающие освободить пришли, построив мост через море.</text:span></text:p>
      <text:p text:style-name="P6"/>
      <text:p text:style-name="P6">Advice for Politicians</text:p>
      <text:p text:style-name="P6">9</text:p>
      <text:p text:style-name="P6">न मनुष्याणां प्रकृतिना शक्यं राज्यं प्रशासितुम् । <text:span text:style-name="T8">Обчные люди природой не спосбоны царством управлять.</text:span></text:p>
      <text:p text:style-name="P6">ये हि दोषाः मनुष्याणां ते एव नृपस्य गुणाः ॥</text:p>
      <text:p text:style-name="P7">которые только недостатки людей, те даже царя достоинства.</text:p>
      <text:p text:style-name="P6"/>
      <text:p text:style-name="P6">Ask Yourself Where You Are in Life</text:p>
      <text:p text:style-name="P6">कः कालः कानि मित्राणि कः देशः कौ व्ययागमौ । <text:span text:style-name="T8">Какое время, какие друзья, какое место, какие изменения</text:span></text:p>
      <text:p text:style-name="P6">कः च अहं का च मे शक्तिः इति चिन्त्यं मुहुः मुहुः ॥ <text:span text:style-name="T8">И какой я и какая моя сила – так следует думать опять и опять.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7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AU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AU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7:50:45.259562783</meta:creation-date>
    <dc:date>2025-02-28T17:51:26.941372756</dc:date>
    <meta:editing-duration>PT42S</meta:editing-duration>
    <meta:editing-cycles>1</meta:editing-cycles>
    <meta:document-statistic meta:table-count="1" meta:image-count="0" meta:object-count="0" meta:page-count="3" meta:paragraph-count="100" meta:word-count="806" meta:character-count="3649" meta:non-whitespace-character-count="2906"/>
    <meta:generator>LibreOffice/7.4.7.2$Linux_X86_64 LibreOffice_project/40$Build-2</meta:generator>
  </office:meta>
</office:document-meta>
</file>